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1bc0" officeooo:paragraph-rsid="00041bc0"/>
    </style:style>
    <style:style style:name="P2" style:family="paragraph" style:parent-style-name="Standard">
      <style:text-properties officeooo:rsid="00048d79" officeooo:paragraph-rsid="00048d79"/>
    </style:style>
    <style:style style:name="P3" style:family="paragraph" style:parent-style-name="Standard">
      <style:text-properties officeooo:rsid="0005da31" officeooo:paragraph-rsid="0005da31"/>
    </style:style>
    <style:style style:name="P4" style:family="paragraph" style:parent-style-name="Standard">
      <style:text-properties officeooo:rsid="0006f25f" officeooo:paragraph-rsid="0006f25f"/>
    </style:style>
    <style:style style:name="P5" style:family="paragraph" style:parent-style-name="Standard">
      <style:text-properties officeooo:rsid="000a24ce" officeooo:paragraph-rsid="000a24ce"/>
    </style:style>
    <style:style style:name="P6" style:family="paragraph" style:parent-style-name="Text_20_body">
      <style:text-properties fo:font-weight="bold" officeooo:rsid="00041bc0" officeooo:paragraph-rsid="00041bc0" style:font-weight-asian="bold" style:font-weight-complex="bold"/>
    </style:style>
    <style:style style:name="P7" style:family="paragraph" style:parent-style-name="Text_20_body">
      <style:paragraph-properties fo:text-align="center" style:justify-single-word="false"/>
      <style:text-properties fo:color="#800000" fo:font-size="16pt" fo:font-style="italic" style:text-underline-style="solid" style:text-underline-width="auto" style:text-underline-color="font-color" fo:font-weight="bold" officeooo:rsid="0009e708" officeooo:paragraph-rsid="0009e708" style:font-size-asian="16pt" style:font-style-asian="italic" style:font-weight-asian="bold" style:font-size-complex="16pt" style:font-style-complex="italic" style:font-weight-complex="bold"/>
    </style:style>
    <style:style style:name="P8" style:family="paragraph" style:parent-style-name="Preformatted_20_Text">
      <style:paragraph-properties fo:margin-top="0cm" fo:margin-bottom="0.499cm" loext:contextual-spacing="false"/>
    </style:style>
    <style:style style:name="P9" style:family="paragraph" style:parent-style-name="Quotations">
      <style:text-properties officeooo:rsid="00041bc0" officeooo:paragraph-rsid="00041bc0"/>
    </style:style>
    <style:style style:name="P10" style:family="paragraph" style:parent-style-name="Standard">
      <style:text-properties officeooo:rsid="0006f25f" officeooo:paragraph-rsid="0006f25f"/>
    </style:style>
    <style:style style:name="P11" style:family="paragraph" style:parent-style-name="Standard">
      <style:text-properties officeooo:rsid="000c08a1" officeooo:paragraph-rsid="000c08a1"/>
    </style:style>
    <style:style style:name="P12" style:family="paragraph" style:parent-style-name="Quotations" style:list-style-name="L1"/>
    <style:style style:name="P13" style:family="paragraph" style:parent-style-name="Quotations" style:list-style-name="L1">
      <style:paragraph-properties fo:margin-top="0cm" fo:margin-bottom="0cm" loext:contextual-spacing="false"/>
    </style:style>
    <style:style style:name="T1" style:family="text">
      <style:text-properties officeooo:rsid="00041bc0"/>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Neural Networks Python Implementation Basics</text:p>
      <text:p text:style-name="Text_20_body"/>
      <text:p text:style-name="P6">AXIS</text:p>
      <text:p text:style-name="Text_20_body"><text:span text:style-name="T1">I</text:span>t specifies the axis <text:span text:style-name="Strong_20_Emphasis">along which</text:span> the means are computed. By default <text:span text:style-name="Source_20_Text">axis=0</text:span>. This is consistent with the <text:span text:style-name="Source_20_Text">numpy.mean</text:span> usage when <text:span text:style-name="Source_20_Text">axis</text:span> is specified <text:span text:style-name="Emphasis">explicitly</text:span> (in <text:span text:style-name="Source_20_Text">numpy.mean</text:span>, axis==None by default, which computes the mean value over the flattened array) , in which <text:span text:style-name="Source_20_Text">axis=0</text:span> along the <text:span text:style-name="Emphasis">rows</text:span> (namely, <text:span text:style-name="Emphasis">index</text:span> in pandas), and <text:span text:style-name="Source_20_Text">axis=1</text:span> along the <text:span text:style-name="Emphasis">columns</text:span>.</text:p>
      <text:p text:style-name="Preformatted_20_Text"><text:span text:style-name="Source_20_Text">+------------+---------+--------+</text:span></text:p>
      <text:p text:style-name="Preformatted_20_Text"><text:span text:style-name="Source_20_Text">| <text:s text:c="11"/>| <text:s/>A <text:s text:c="5"/>| <text:s/>B <text:s text:c="4"/>|</text:span></text:p>
      <text:p text:style-name="Preformatted_20_Text"><text:span text:style-name="Source_20_Text">+------------+---------+---------</text:span></text:p>
      <text:p text:style-name="Preformatted_20_Text"><text:span text:style-name="Source_20_Text">| <text:s text:c="5"/>0 <text:s text:c="4"/>| 0.626386| 1.52325|----axis=1-----&gt;</text:span></text:p>
      <text:p text:style-name="Preformatted_20_Text"><text:span text:style-name="Source_20_Text">+------------+---------+--------+</text:span></text:p>
      <text:p text:style-name="Preformatted_20_Text"><text:span text:style-name="Source_20_Text"><text:s text:c="16"/>| <text:s text:c="8"/>|</text:span></text:p>
      <text:p text:style-name="Preformatted_20_Text"><text:span text:style-name="Source_20_Text"><text:s text:c="16"/>| axis=0 <text:s/>|</text:span></text:p>
      <text:p text:style-name="P8"><text:span text:style-name="Source_20_Text"><text:s text:c="16"/>↓ <text:s text:c="8"/>↓</text:span></text:p>
      <text:p text:style-name="P1"/>
      <text:p text:style-name="P1"><text:span text:style-name="T2">BATCH SIZE</text:span><text:tab/></text:p>
      <text:p text:style-name="P1"/>
      <text:p text:style-name="P1">Batch size defines number of samples that going to be propagated through the network.</text:p>
      <text:p text:style-name="P1"/>
      <text:p text:style-name="P1">For instance, let's say you have 1050 training samples and you want to set up batch_size equal to 100. Algorithm takes first 100 samples (from 1st to 100th) from the training dataset and trains network. Next it takes second 100 samples (from 101st to 200th) and train network again. We can keep doing this procedure until we will propagate through the networks all samples. The problem usually happens with the last set of samples. In our example we've used 1050 which is not divisible by 100 without remainder. The simplest solution is just to get final 50 samples and train the network.</text:p>
      <text:p text:style-name="P1"/>
      <text:p text:style-name="P1">Advantages:</text:p>
      <text:p text:style-name="P1"/>
      <text:p text:style-name="P1"><text:s text:c="4"/>It requires less memory. Since you train network using less number of samples the overall training procedure requires less memory. It's especially important in case if you are not able to fit dataset in memory.</text:p>
      <text:p text:style-name="P1"/>
      <text:p text:style-name="P1"><text:s text:c="4"/>Typically networks trains faster with mini-batches. That's because we update weights after each propagation. In our example we've propagated 11 batches (10 of them had 100 samples and 1 had 50 samples) and after each of them we've updated network's parameters. If we used all samples during propagation we would make only 1 update for the network's parameter.</text:p>
      <text:p text:style-name="P1"/>
      <text:p text:style-name="P1">Disadvantages:</text:p>
      <text:p text:style-name="P1"/>
      <text:p text:style-name="P1"><text:s text:c="4"/>The smaller the batch the less accurate estimate of the gradient. In the figure below you can see that mini-batch (green color) gradient's direction fluctuates compare to the full batch (blue color).</text:p>
      <text:p text:style-name="P1"/>
      <text:p text:style-name="P1">enter image description here</text:p>
      <text:p text:style-name="P1"/>
      <text:p text:style-name="P1"/>
      <text:p text:style-name="P1">Stochastic is just a mini-batch with batch_size equal to 1. Gradient changes its direction even more often than a mini-batch.</text:p>
      <text:p text:style-name="P1"><text:soft-page-break/></text:p>
      <text:p text:style-name="P1"><text:s text:c="4"/>Model parameters are optimized on the training set by the learning algorithm.</text:p>
      <text:p text:style-name="P1"><text:s text:c="4"/></text:p>
      <text:p text:style-name="P1"><text:s text:c="4"/>Hyper-parameters are generally tuned manually (although there are algorithms to do it automatically) bas...</text:p>
      <text:p text:style-name="P1"/>
      <text:p text:style-name="P9"><text:span text:style-name="Source_20_Text">fit(self, x, y, batch_size=32, nb_epoch=10, verbose=1, callbacks=[], validation_split=0.0, validation_data=None, shuffle=True, class_weight=None, sample_weight=None)</text:span></text:p>
      <text:list xml:id="list5961560977570286561" text:style-name="L1">
        <text:list-item>
          <text:p text:style-name="P13"><text:span text:style-name="Source_20_Text">batch_size</text:span>: integer. Number of samples per gradient update. </text:p>
        </text:list-item>
        <text:list-item>
          <text:p text:style-name="P13"><text:span text:style-name="Source_20_Text">nb_epoch</text:span>: integer, the number of times to iterate over the training data arrays. </text:p>
        </text:list-item>
        <text:list-item>
          <text:p text:style-name="P12"><text:span text:style-name="Source_20_Text">verbose</text:span>: 0, 1, or 2. Verbosity mode. 0 = silent, 1 = verbose, 2 = one log line per epoch. </text:p>
        </text:list-item>
      </text:list>
      <text:p text:style-name="Text_20_body">The <text:span text:style-name="Source_20_Text">batch_size</text:span> parameter in case of <text:span text:style-name="Source_20_Text">model.predict</text:span> is just the number of samples used for each prediction step. So calling <text:span text:style-name="Source_20_Text">model.predict</text:span> one time consumes <text:span text:style-name="Source_20_Text">batch_size</text:span> number of data samples. This helps for devices that can process large matrices quickly (such as GPUs).</text:p>
      <text:p text:style-name="P1"/>
      <text:p text:style-name="P1"/>
      <text:p text:style-name="P1"/>
      <text:p text:style-name="P1"/>
      <text:p text:style-name="P2"><text:a xlink:type="simple" xlink:href="http://www.devshed.com/c/a/Python/Python-Parameters-Functions-and-Arguments/" text:style-name="Internet_20_link" text:visited-style-name="Visited_20_Internet_20_Link">http://www.devshed.com/c/a/Python/Python-Parameters-Functions-and-Arguments/</text:a></text:p>
      <text:p text:style-name="P3"><text:a xlink:type="simple" xlink:href="https://www.springboard.com/blog/beginners-guide-neural-network-in-python-scikit-learn-0-18/" text:style-name="Internet_20_link" text:visited-style-name="Visited_20_Internet_20_Link">https://www.springboard.com/blog/beginners-guide-neural-network-in-python-scikit-learn-0-18/</text:a></text:p>
      <text:p text:style-name="P4"><text:a xlink:type="simple" xlink:href="https://stackoverflow.com/questions/38714959/understanding-keras-lstms" text:style-name="Internet_20_link" text:visited-style-name="Visited_20_Internet_20_Link">https://stackoverflow.com/questions/38714959/understanding-keras-lstms</text:a></text:p>
      <text:p text:style-name="P4"><text:a xlink:type="simple" xlink:href="https://elitedatascience.com/keras-tutorial-deep-learning-in-python" text:style-name="Internet_20_link" text:visited-style-name="Visited_20_Internet_20_Link">https://elitedatascience.com/keras-tutorial-deep-learning-in-python</text:a></text:p>
      <text:p text:style-name="P11"><text:a xlink:type="simple" xlink:href="http://scikit-learn.org/stable/modules/preprocessing.html" text:style-name="Internet_20_link" text:visited-style-name="Visited_20_Internet_20_Link">http://scikit-learn.org/stable/modules/preprocessing.html</text:a></text:p>
      <text:p text:style-name="P5"><text:a xlink:type="simple" xlink:href="https://chryswoods.github.io/2013-11-14-exeter/lessons/thw-matplotlib/tutorial.html" text:style-name="Internet_20_link" text:visited-style-name="Visited_20_Internet_20_Link">https://chryswoods.github.io/2013-11-14-exeter/lessons/thw-matplotlib/tutorial.html</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7:05:48.980613506</meta:creation-date>
    <meta:editing-duration>PT2M4S</meta:editing-duration>
    <meta:editing-cycles>4</meta:editing-cycles>
    <meta:generator>LibreOffice/5.1.6.2$Linux_X86_64 LibreOffice_project/10m0$Build-2</meta:generator>
    <dc:date>2017-06-26T18:56:05.108368992</dc:date>
    <meta:document-statistic meta:table-count="0" meta:image-count="0" meta:object-count="0" meta:page-count="2" meta:paragraph-count="35" meta:word-count="491" meta:character-count="3599" meta:non-whitespace-character-count="3031"/>
  </office:meta>
</office:document-meta>
</file>